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Matcher.getMatchString( Map objectModel , Parameters parameter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WildcardMatcher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Match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